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40.08mm"/>
    </style:style>
    <style:style style:name="co3" style:family="table-column">
      <style:table-column-properties fo:break-before="auto" style:column-width="285.71mm"/>
    </style:style>
    <style:style style:name="co4" style:family="table-column">
      <style:table-column-properties fo:break-before="auto" style:column-width="169.25mm"/>
    </style:style>
    <style:style style:name="co5" style:family="table-column">
      <style:table-column-properties fo:break-before="auto" style:column-width="144.29mm"/>
    </style:style>
    <style:style style:name="co6" style:family="table-column">
      <style:table-column-properties fo:break-before="auto" style:column-width="155.45mm"/>
    </style:style>
    <style:style style:name="co7" style:family="table-column">
      <style:table-column-properties fo:break-before="auto" style:column-width="159.1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5年自評活動題目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序號</text:p>
          </table:table-cell>
          <table:table-cell office:value-type="string" calcext:value-type="string">
            <text:p>類別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選項A</text:p>
          </table:table-cell>
          <table:table-cell office:value-type="string" calcext:value-type="string">
            <text:p>選項B</text:p>
          </table:table-cell>
          <table:table-cell office:value-type="string" calcext:value-type="string">
            <text:p>選項C</text:p>
          </table:table-cell>
          <table:table-cell office:value-type="string" calcext:value-type="string">
            <text:p>選項D</text:p>
          </table:table-cell>
          <table:table-cell office:value-type="string" calcext:value-type="string">
            <text:p>答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行動上網安全</text:p>
          </table:table-cell>
          <table:table-cell office:value-type="string" calcext:value-type="string">
            <text:p>阿飛為了讓家人能更方便使用網路，於是在家安裝了無線網路分享器。以下有關無線網路的設定何者正確？</text:p>
          </table:table-cell>
          <table:table-cell office:value-type="string" calcext:value-type="string">
            <text:p>無線分享器登入之帳號密碼，可以不用設定與修改</text:p>
          </table:table-cell>
          <table:table-cell office:value-type="string" calcext:value-type="string">
            <text:p>無線網路可以不用設定密碼，分享給其他不認識的人使用</text:p>
          </table:table-cell>
          <table:table-cell office:value-type="string" calcext:value-type="string">
            <text:p>無線網路應設定密碼，並不輕易分享給不認識的人使用</text:p>
          </table:table-cell>
          <table:table-cell office:value-type="string" calcext:value-type="string">
            <text:p>無線網路應設定密碼，但不要太複雜，以免忘記密碼無法上網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行動上網安全</text:p>
          </table:table-cell>
          <table:table-cell office:value-type="string" calcext:value-type="string">
            <text:p>小春向爸爸借用手機來玩遊戲，突然收到遊戲公司送出的廣告網址連結。請問小春是否應該要點選？</text:p>
          </table:table-cell>
          <table:table-cell office:value-type="string" calcext:value-type="string">
            <text:p>每一支手機都會收到廣告訊息，這很自然，不必緊張，可以點選看看</text:p>
          </table:table-cell>
          <table:table-cell office:value-type="string" calcext:value-type="string">
            <text:p>廣告連結說不定有特別的優惠，可以點選或下載玩看看</text:p>
          </table:table-cell>
          <table:table-cell office:value-type="string" calcext:value-type="string">
            <text:p>任意點選廣告連結，手機可能會被病毒感染，不可隨意點選或下載不明連結</text:p>
          </table:table-cell>
          <table:table-cell office:value-type="string" calcext:value-type="string">
            <text:p>可以點選下載玩玩看，不喜歡再刪掉就可以了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行動上網安全</text:p>
          </table:table-cell>
          <table:table-cell office:value-type="string" calcext:value-type="string">
            <text:p>添購新手機後，舊手機應該怎麼處理才不會造成個資外洩？請選出「錯誤」的答案。</text:p>
          </table:table-cell>
          <table:table-cell office:value-type="string" calcext:value-type="string">
            <text:p>手機資料全部刪除</text:p>
          </table:table-cell>
          <table:table-cell office:value-type="string" calcext:value-type="string">
            <text:p>徹底將手機銷毀</text:p>
          </table:table-cell>
          <table:table-cell office:value-type="string" calcext:value-type="string">
            <text:p>直接把手機賣給其他人</text:p>
          </table:table-cell>
          <table:table-cell office:value-type="string" calcext:value-type="string">
            <text:p>將手機恢復原廠設定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行動上網安全</text:p>
          </table:table-cell>
          <table:table-cell office:value-type="string" calcext:value-type="string">
            <text:p>菲絲在下載App時，發現有些App會要求存取一些奇怪的權限，下列哪一個App可能最不安全？</text:p>
          </table:table-cell>
          <table:table-cell office:value-type="string" calcext:value-type="string">
            <text:p>「交通便利貼」App要求存取你的所在位置</text:p>
          </table:table-cell>
          <table:table-cell office:value-type="string" calcext:value-type="string">
            <text:p>「愛玩咖相片」App要求存取你的相片</text:p>
          </table:table-cell>
          <table:table-cell office:value-type="string" calcext:value-type="string">
            <text:p>「頓點日曆」App要求存取你的行事曆</text:p>
          </table:table-cell>
          <table:table-cell office:value-type="string" calcext:value-type="string">
            <text:p>「哈拉手電筒」App要求存取你的所在位置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行動上網安全</text:p>
          </table:table-cell>
          <table:table-cell office:value-type="string" calcext:value-type="string">
            <text:p>手機也有可能會感染電腦病毒，下列何者不是手機中毒後可能會發生的現象？</text:p>
          </table:table-cell>
          <table:table-cell office:value-type="string" calcext:value-type="string">
            <text:p>手機帳單費用變很高</text:p>
          </table:table-cell>
          <table:table-cell office:value-type="string" calcext:value-type="string">
            <text:p>上網的流量不正常增加</text:p>
          </table:table-cell>
          <table:table-cell office:value-type="string" calcext:value-type="string">
            <text:p>個人資料遭到偷竊</text:p>
          </table:table-cell>
          <table:table-cell office:value-type="string" calcext:value-type="string">
            <text:p>手機表面冒出水滴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個人資料保護</text:p>
          </table:table-cell>
          <table:table-cell office:value-type="string" calcext:value-type="string">
            <text:p>有人傳訊息告訴你，只要把訊息轉寄10位朋友，就可以獲得精美禮物，你應該怎麼辦？</text:p>
          </table:table-cell>
          <table:table-cell office:value-type="string" calcext:value-type="string">
            <text:p>先看禮物是不是我喜歡的，再做決定</text:p>
          </table:table-cell>
          <table:table-cell office:value-type="string" calcext:value-type="string">
            <text:p>不理會他，以免垃圾訊息造成朋友的困擾</text:p>
          </table:table-cell>
          <table:table-cell office:value-type="string" calcext:value-type="string">
            <text:p>趕快轉寄給 20 位朋友，並請對方寄給我 2 份禮物</text:p>
          </table:table-cell>
          <table:table-cell office:value-type="string" calcext:value-type="string">
            <text:p>轉寄完後，趕快打電話問對方禮物如何索取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個人資料保護</text:p>
          </table:table-cell>
          <table:table-cell office:value-type="string" calcext:value-type="string">
            <text:p>公司福委會為辦理團體保險，蒐集員工姓名、生日及身分證字號等個人資料，應該怎麼將資料提供給保險公司業務人員比較安全？</text:p>
          </table:table-cell>
          <table:table-cell office:value-type="string" calcext:value-type="string">
            <text:p>將保險資料直接E-mail給保險公司業務人員</text:p>
          </table:table-cell>
          <table:table-cell office:value-type="string" calcext:value-type="string">
            <text:p>將保險資料直接放在網路的分享區，讓保險公司業務人員下載</text:p>
          </table:table-cell>
          <table:table-cell office:value-type="string" calcext:value-type="string">
            <text:p>將保險資料壓縮後，E-mail給保險公司業務人員</text:p>
          </table:table-cell>
          <table:table-cell office:value-type="string" calcext:value-type="string">
            <text:p>將保險資料壓縮加密後，E-mail給保險公司業務人員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個人資料保護</text:p>
          </table:table-cell>
          <table:table-cell office:value-type="string" calcext:value-type="string">
            <text:p>一名英國青年在買來的二手手機中，發現了許多名人的手機號碼，造成名人隱私有被洩漏的危機。請問下列敘述何者「正確」？</text:p>
          </table:table-cell>
          <table:table-cell office:value-type="string" calcext:value-type="string">
            <text:p>名人是公眾人物，他們的個人資料沒有隱私權問題</text:p>
          </table:table-cell>
          <table:table-cell office:value-type="string" calcext:value-type="string">
            <text:p>這名青年可以將相關資料出售</text:p>
          </table:table-cell>
          <table:table-cell office:value-type="string" calcext:value-type="string">
            <text:p>出售手機或不再使用的舊機，應刪除所有重要資料</text:p>
          </table:table-cell>
          <table:table-cell office:value-type="string" calcext:value-type="string">
            <text:p>有機會跟名人對話，趕快打看看會不會接通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個人資料保護</text:p>
          </table:table-cell>
          <table:table-cell office:value-type="string" calcext:value-type="string">
            <text:p>澳洲曾發生一名少女將大疊鈔票照片上傳到臉書，導致搶匪依少女公開在網路上的地址，直接上門搶劫。關於此案例，以下說明何者有誤？</text:p>
          </table:table-cell>
          <table:table-cell office:value-type="string" calcext:value-type="string">
            <text:p>在網路上炫耀金錢或奢侈品可能會為自己帶來生命上的危害</text:p>
          </table:table-cell>
          <table:table-cell office:value-type="string" calcext:value-type="string">
            <text:p>個人網頁是我們與朋友互動的最佳管道，應將生活瑣事鉅細靡遺的記錄下來</text:p>
          </table:table-cell>
          <table:table-cell office:value-type="string" calcext:value-type="string">
            <text:p>張貼在個人網頁上的文字或照片應避免涉及個資隱私</text:p>
          </table:table-cell>
          <table:table-cell office:value-type="string" calcext:value-type="string">
            <text:p>使用社群網站時，應將朋友逐一分類，並進行不同的隱私設定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個人資料保護</text:p>
          </table:table-cell>
          <table:table-cell office:value-type="string" calcext:value-type="string">
            <text:p>駭客破解密碼入侵網路相簿，造成民眾私密照片外洩事件層出不窮。請問下列何種方法「無法」降低私密照片外洩的可能性？</text:p>
          </table:table-cell>
          <table:table-cell office:value-type="string" calcext:value-type="string">
            <text:p>將網路相簿設定為公開</text:p>
          </table:table-cell>
          <table:table-cell office:value-type="string" calcext:value-type="string">
            <text:p>防範電腦遭植入惡意程式</text:p>
          </table:table-cell>
          <table:table-cell office:value-type="string" calcext:value-type="string">
            <text:p>私密照片不要上傳到網路上</text:p>
          </table:table-cell>
          <table:table-cell office:value-type="string" calcext:value-type="string">
            <text:p>將網路相簿設定英數字加符號混合的密碼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當以下何種情形出現時，表示有網路沉迷的可能？</text:p>
          </table:table-cell>
          <table:table-cell office:value-type="string" calcext:value-type="string">
            <text:p>隨時都想在社群網站「打卡」，若不打卡會覺得沒有存在感</text:p>
          </table:table-cell>
          <table:table-cell office:value-type="string" calcext:value-type="string">
            <text:p>上網一段時間，知道要離開電腦稍作休息</text:p>
          </table:table-cell>
          <table:table-cell office:value-type="string" calcext:value-type="string">
            <text:p>喜歡與其他人討論網路遊戲的攻略</text:p>
          </table:table-cell>
          <table:table-cell office:value-type="string" calcext:value-type="string">
            <text:p>擁有自己的部落格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以下哪一種人比較不容易網路沉迷？</text:p>
          </table:table-cell>
          <table:table-cell office:value-type="string" calcext:value-type="string">
            <text:p>常會感到寂寞無聊的人</text:p>
          </table:table-cell>
          <table:table-cell office:value-type="string" calcext:value-type="string">
            <text:p>自我認同感不足的人</text:p>
          </table:table-cell>
          <table:table-cell office:value-type="string" calcext:value-type="string">
            <text:p>課業或工作受到挫折的人</text:p>
          </table:table-cell>
          <table:table-cell office:value-type="string" calcext:value-type="string">
            <text:p>喜歡從事戶外活動的人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家長可以利用下列哪一種工具來協助孩子管理上網的時間？</text:p>
          </table:table-cell>
          <table:table-cell office:value-type="string" calcext:value-type="string">
            <text:p>火狐瀏覽器(Firefox)</text:p>
          </table:table-cell>
          <table:table-cell office:value-type="string" calcext:value-type="string">
            <text:p>壓縮軟體(7-Zip)</text:p>
          </table:table-cell>
          <table:table-cell office:value-type="string" calcext:value-type="string">
            <text:p>網路守護天使(NGA)</text:p>
          </table:table-cell>
          <table:table-cell office:value-type="string" calcext:value-type="string">
            <text:p>心智圖軟體(FreeMind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近年來，因網路沉迷造成肩頸、手腕與眼睛傷害的案例頻傳。以下何者亦屬於網路沉迷可能導致的狀況？</text:p>
          </table:table-cell>
          <table:table-cell office:value-type="string" calcext:value-type="string">
            <text:p>電腦技巧變好</text:p>
          </table:table-cell>
          <table:table-cell office:value-type="string" calcext:value-type="string">
            <text:p>腹瀉</text:p>
          </table:table-cell>
          <table:table-cell office:value-type="string" calcext:value-type="string">
            <text:p>不能上網時會焦慮</text:p>
          </table:table-cell>
          <table:table-cell office:value-type="string" calcext:value-type="string">
            <text:p>視力變好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以下幾位同學在使用網路時都有一些特殊的習慣，你能判斷那一位同學可能有出現網路沉迷的情況了嗎？</text:p>
          </table:table-cell>
          <table:table-cell office:value-type="string" calcext:value-type="string">
            <text:p>中中在使用電腦之前，會設定每隔50分鐘就響起的鬧鐘，當鬧鐘響起後就會起身活動 10 分鐘</text:p>
          </table:table-cell>
          <table:table-cell office:value-type="string" calcext:value-type="string">
            <text:p>小凱請媽媽每隔1小時就提醒他應該離開電腦螢幕</text:p>
          </table:table-cell>
          <table:table-cell office:value-type="string" calcext:value-type="string">
            <text:p>小誠雖然知道應該要先把功課完成，但卻無法克制自己想要玩線上遊戲的念頭</text:p>
          </table:table-cell>
          <table:table-cell office:value-type="string" calcext:value-type="string">
            <text:p>小昭請媽媽幫忙規劃使用電腦的時間表，並按訂定的時間確實執行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網路沉迷是指花了太多時間在玩線上遊戲，我只是花很多時間寫自己的部落格，不算是沉迷。請問這個說法正確嗎？</text:p>
          </table:table-cell>
          <table:table-cell office:value-type="string" calcext:value-type="string">
            <text:p>正確，好的部落格需要大量時間經營</text:p>
          </table:table-cell>
          <table:table-cell office:value-type="string" calcext:value-type="string">
            <text:p>不正確，若寫部落格所花的時間過多，甚至影響到睡眠時，就有沉迷的傾向</text:p>
          </table:table-cell>
          <table:table-cell office:value-type="string" calcext:value-type="string">
            <text:p>不正確，因為寫部落格不需要花很多時間</text:p>
          </table:table-cell>
          <table:table-cell office:value-type="string" calcext:value-type="string">
            <text:p>正確，因為部落格不是遊戲，所以不會沉迷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上網時間過多、過度依賴網路，可能會造成網路沉迷。因此，學習管理上網的時間可以避免發生沉迷的問題，請問還有什麼技巧可以幫助我們避免過度上網？</text:p>
          </table:table-cell>
          <table:table-cell office:value-type="string" calcext:value-type="string">
            <text:p>遇到問題時，不只是從網路上尋找答案</text:p>
          </table:table-cell>
          <table:table-cell office:value-type="string" calcext:value-type="string">
            <text:p>邀請朋友一起玩臉書或是手機遊戲</text:p>
          </table:table-cell>
          <table:table-cell office:value-type="string" calcext:value-type="string">
            <text:p>每天都上傳照片更新自己的網路相簿</text:p>
          </table:table-cell>
          <table:table-cell office:value-type="string" calcext:value-type="string">
            <text:p>和級數高的遊戲玩家做朋友一起打怪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網路沉迷認知</text:p>
          </table:table-cell>
          <table:table-cell office:value-type="string" calcext:value-type="string">
            <text:p>公共場所隨處可見一直盯著手機或平板電腦的「低頭族」。請問下列有關「低頭族」的敘述何者錯誤？</text:p>
          </table:table-cell>
          <table:table-cell office:value-type="string" calcext:value-type="string">
            <text:p>可能導致近視度數加深</text:p>
          </table:table-cell>
          <table:table-cell office:value-type="string" calcext:value-type="string">
            <text:p>容易引起脊椎病變</text:p>
          </table:table-cell>
          <table:table-cell office:value-type="string" calcext:value-type="string">
            <text:p>低頭族是珍惜光陰，不浪費時間的最佳表現</text:p>
          </table:table-cell>
          <table:table-cell office:value-type="string" calcext:value-type="string">
            <text:p>過馬路時還當低頭族是危險行為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網路流傳虐待動物影片，網友隨即人肉搜索並找到該名惡意飼主，關於人肉搜索我們應擁有何種正確的態度？</text:p>
          </table:table-cell>
          <table:table-cell office:value-type="string" calcext:value-type="string">
            <text:p>人肉搜索是伸張正義，懲奸警惡的行為</text:p>
          </table:table-cell>
          <table:table-cell office:value-type="string" calcext:value-type="string">
            <text:p>人肉搜索是把雙面刃，容易侵害到當事人的隱私</text:p>
          </table:table-cell>
          <table:table-cell office:value-type="string" calcext:value-type="string">
            <text:p>以牙還牙，面對惡劣的人不用太客氣</text:p>
          </table:table-cell>
          <table:table-cell office:value-type="string" calcext:value-type="string">
            <text:p>為了避免被人肉搜索，在網路不可留下真實資料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在社群網站上傳照片並打卡時，應該注意以下哪一個禮儀規範？</text:p>
          </table:table-cell>
          <table:table-cell office:value-type="string" calcext:value-type="string">
            <text:p>打卡標註他人資訊時，是否已徵得對方的同意</text:p>
          </table:table-cell>
          <table:table-cell office:value-type="string" calcext:value-type="string">
            <text:p>自拍時的角度是否上相</text:p>
          </table:table-cell>
          <table:table-cell office:value-type="string" calcext:value-type="string">
            <text:p>照片中是否將朋友都標示進去，沒有遺漏</text:p>
          </table:table-cell>
          <table:table-cell office:value-type="string" calcext:value-type="string">
            <text:p>所在位置是否可以上網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網路論戰多是指在網路討論版上張貼挑釁或攻擊的言語，進而引起一連串的激烈反應。當在網路上遇到挑釁言論時，應該如何處理？</text:p>
          </table:table-cell>
          <table:table-cell office:value-type="string" calcext:value-type="string">
            <text:p>堅持自己的論點，用強烈的字句反駁</text:p>
          </table:table-cell>
          <table:table-cell office:value-type="string" calcext:value-type="string">
            <text:p>保持冷靜不理會挑釁言論，尊重多元觀點意見</text:p>
          </table:table-cell>
          <table:table-cell office:value-type="string" calcext:value-type="string">
            <text:p>找自己的好友來一起罵對方</text:p>
          </table:table-cell>
          <table:table-cell office:value-type="string" calcext:value-type="string">
            <text:p>發起人肉搜索找出張貼挑釁言論者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在網路上看到關於朋友的八卦或謠言時，我應該怎麼做？</text:p>
          </table:table-cell>
          <table:table-cell office:value-type="string" calcext:value-type="string">
            <text:p>到處跟其他人談論這個八卦</text:p>
          </table:table-cell>
          <table:table-cell office:value-type="string" calcext:value-type="string">
            <text:p>轉貼到自己的部落格，增加人氣</text:p>
          </table:table-cell>
          <table:table-cell office:value-type="string" calcext:value-type="string">
            <text:p>不要輕易相信或散布網路上的八卦消息</text:p>
          </table:table-cell>
          <table:table-cell office:value-type="string" calcext:value-type="string">
            <text:p>轉寄給親朋好友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在網路散布不實謠言攻擊的言論，可能會有什麼問題？</text:p>
          </table:table-cell>
          <table:table-cell office:value-type="string" calcext:value-type="string">
            <text:p>網路可以匿名發言，因此不會被發現是我散布的</text:p>
          </table:table-cell>
          <table:table-cell office:value-type="string" calcext:value-type="string">
            <text:p>如果我所說的是不實的言論，自然有網友會澄清，沒有問題</text:p>
          </table:table-cell>
          <table:table-cell office:value-type="string" calcext:value-type="string">
            <text:p>如果是不實的指控，可能會侵犯法律，例如誹謗罪</text:p>
          </table:table-cell>
          <table:table-cell office:value-type="string" calcext:value-type="string">
            <text:p>每個人都有言論自由，所以在網路上什麼話都可以說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網路發言也受到言論自由法令的保障，關於言論自由，以下哪一個敘述是「正確」的？</text:p>
          </table:table-cell>
          <table:table-cell office:value-type="string" calcext:value-type="string">
            <text:p>因為有言論自由的保護，所以在網路上愛說什麼就可以說什麼</text:p>
          </table:table-cell>
          <table:table-cell office:value-type="string" calcext:value-type="string">
            <text:p>即使有言論自由，仍須為自己的言語負責</text:p>
          </table:table-cell>
          <table:table-cell office:value-type="string" calcext:value-type="string">
            <text:p>言論自由只限於現實生活中不包括虛擬的網路空間</text:p>
          </table:table-cell>
          <table:table-cell office:value-type="string" calcext:value-type="string">
            <text:p>具有攻擊性、煽惑他人犯罪的言論，可以受到言論自由的保護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許多人喜歡在論壇討論旅遊經驗，但常常有人重複提出別人問過且已經有答案的問題，造成其他使用者閱讀上的困擾。當你發現別人重複發問時，你覺得如何處理比較適當？</text:p>
          </table:table-cell>
          <table:table-cell office:value-type="string" calcext:value-type="string">
            <text:p>盡量以E-mail或悄悄話等方式私底下告知對方，保持禮貌；因為對方可能是網路新手，不清楚自己犯錯</text:p>
          </table:table-cell>
          <table:table-cell office:value-type="string" calcext:value-type="string">
            <text:p>在討論區直接用回覆方式嚴厲告誡對方不要一直重複問問題</text:p>
          </table:table-cell>
          <table:table-cell office:value-type="string" calcext:value-type="string">
            <text:p>聯合其他網友不要回答對方所提的問題，抵制他的行為</text:p>
          </table:table-cell>
          <table:table-cell office:value-type="string" calcext:value-type="string">
            <text:p>另外貼文強烈指責他的行為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網路禮儀</text:p>
          </table:table-cell>
          <table:table-cell office:value-type="string" calcext:value-type="string">
            <text:p>每個人都可以透過網路表達自己的意見，當我們在網路上發言時，以下哪一種行為是正確的？</text:p>
          </table:table-cell>
          <table:table-cell office:value-type="string" calcext:value-type="string">
            <text:p>公開自己或他人的隱私</text:p>
          </table:table-cell>
          <table:table-cell office:value-type="string" calcext:value-type="string">
            <text:p>在不傷害自己與他人的前提下，勇於發表自己的看法，也歡迎網友提供意見，相互交流</text:p>
          </table:table-cell>
          <table:table-cell office:value-type="string" calcext:value-type="string">
            <text:p>在網路上發表不實或不當的言論</text:p>
          </table:table-cell>
          <table:table-cell office:value-type="string" calcext:value-type="string">
            <text:p>張貼具有威脅性或攻擊性的文字、圖片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電腦安全防範</text:p>
          </table:table-cell>
          <table:table-cell office:value-type="string" calcext:value-type="string">
            <text:p>萬一電腦被植入惡意軟體，應該如何處理？</text:p>
          </table:table-cell>
          <table:table-cell office:value-type="string" calcext:value-type="string">
            <text:p>只要電腦裡沒有重要資料就沒關係</text:p>
          </table:table-cell>
          <table:table-cell office:value-type="string" calcext:value-type="string">
            <text:p>使用移除工具將間諜軟體移除，並確認電腦是否有安裝防毒軟體</text:p>
          </table:table-cell>
          <table:table-cell office:value-type="string" calcext:value-type="string">
            <text:p>只要往後不使用該臺電腦上網就不會有損失</text:p>
          </table:table-cell>
          <table:table-cell office:value-type="string" calcext:value-type="string">
            <text:p>重新開機就可以解決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電腦安全防範</text:p>
          </table:table-cell>
          <table:table-cell office:value-type="string" calcext:value-type="string">
            <text:p>系統商常會提醒使用者應儘速下載更新程式。請問電腦進行軟體更新的最主要目的為？</text:p>
          </table:table-cell>
          <table:table-cell office:value-type="string" calcext:value-type="string">
            <text:p>提升電腦執行速度</text:p>
          </table:table-cell>
          <table:table-cell office:value-type="string" calcext:value-type="string">
            <text:p>全面清除電腦病毒</text:p>
          </table:table-cell>
          <table:table-cell office:value-type="string" calcext:value-type="string">
            <text:p>原有軟體有漏洞，需修補軟體漏洞，以降低被駭客入侵的風險</text:p>
          </table:table-cell>
          <table:table-cell office:value-type="string" calcext:value-type="string">
            <text:p>增加電腦儲存容量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電腦安全防範</text:p>
          </table:table-cell>
          <table:table-cell office:value-type="string" calcext:value-type="string">
            <text:p>網路報稅時，為什麼要使用有安裝防火牆的電腦？</text:p>
          </table:table-cell>
          <table:table-cell office:value-type="string" calcext:value-type="string">
            <text:p>避免電腦遭到入侵，導致報稅資料外洩</text:p>
          </table:table-cell>
          <table:table-cell office:value-type="string" calcext:value-type="string">
            <text:p>報稅資料上傳的速度比較快</text:p>
          </table:table-cell>
          <table:table-cell office:value-type="string" calcext:value-type="string">
            <text:p>確定報稅金額不會算錯</text:p>
          </table:table-cell>
          <table:table-cell office:value-type="string" calcext:value-type="string">
            <text:p>報稅金額可以打折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電腦安全防範</text:p>
          </table:table-cell>
          <table:table-cell office:value-type="string" calcext:value-type="string">
            <text:p>一名研究生儲存論文的筆記型電腦遭竊，突顯資料備份的重要性。以下哪一種資料備份的做法是不正確的？</text:p>
          </table:table-cell>
          <table:table-cell office:value-type="string" calcext:value-type="string">
            <text:p>將資料複製到USB隨身碟</text:p>
          </table:table-cell>
          <table:table-cell office:value-type="string" calcext:value-type="string">
            <text:p>將資料複製到外接式硬碟</text:p>
          </table:table-cell>
          <table:table-cell office:value-type="string" calcext:value-type="string">
            <text:p>將資料燒錄到光碟</text:p>
          </table:table-cell>
          <table:table-cell office:value-type="string" calcext:value-type="string">
            <text:p>將資料複製到電腦的其他磁碟區，例如C槽存到D槽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一名女子透過網路交友，被對方以投資名義詐騙了358萬。請問網路交友時應如何避免自己受到類似的損害？</text:p>
          </table:table-cell>
          <table:table-cell office:value-type="string" calcext:value-type="string">
            <text:p>不輕信他人以任何名義要求的借貸行為</text:p>
          </table:table-cell>
          <table:table-cell office:value-type="string" calcext:value-type="string">
            <text:p>先要求和網友見面，再決定是否要出錢投資</text:p>
          </table:table-cell>
          <table:table-cell office:value-type="string" calcext:value-type="string">
            <text:p>看網友提出的投資金額大小，再決定要不要提供</text:p>
          </table:table-cell>
          <table:table-cell office:value-type="string" calcext:value-type="string">
            <text:p>要求網友提供公司網站，只要是設有網站的公司，就是可以信任的投資對象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網路虛擬世界裡，常發生中年男子偽裝成年輕男女，誘騙結交網友的實際案例。請問網路交友時應如何保護自己避免受騙上當？</text:p>
          </table:table-cell>
          <table:table-cell office:value-type="string" calcext:value-type="string">
            <text:p>在瞭解對方之前，不輕易在網路上透露自己的個人資訊</text:p>
          </table:table-cell>
          <table:table-cell office:value-type="string" calcext:value-type="string">
            <text:p>以誠相待，將自己的私密資訊都告訴網友</text:p>
          </table:table-cell>
          <table:table-cell office:value-type="string" calcext:value-type="string">
            <text:p>將自己的朋友也介紹給網友，這樣有伴會比較安全</text:p>
          </table:table-cell>
          <table:table-cell office:value-type="string" calcext:value-type="string">
            <text:p>自己也假冒別人的身分結交網友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剛升國一的小美在交友網站上和認識3天的男網友以老公老婆互稱，男網友要求小美傳送清涼照鑑定。請問小美收到這樣的請求後應該如何處理較為正確？</text:p>
          </table:table-cell>
          <table:table-cell office:value-type="string" calcext:value-type="string">
            <text:p>為了不讓對方生氣，趕快傳送自己的清涼照片給對方</text:p>
          </table:table-cell>
          <table:table-cell office:value-type="string" calcext:value-type="string">
            <text:p>從網路上找別人的照片寄給對方</text:p>
          </table:table-cell>
          <table:table-cell office:value-type="string" calcext:value-type="string">
            <text:p>不理會該名網友的要求，並從交友網站中封鎖或刪除該名網友的好友關係，並將此事告訴師長</text:p>
          </table:table-cell>
          <table:table-cell office:value-type="string" calcext:value-type="string">
            <text:p>把這名男網友的個人資料公諸於世，並警告其他女網友避免再次上當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小美最近在網路遊戲認識一位網友，對方向她提出一些要求。請問下列哪一項網友提出的要求是不合理的？</text:p>
          </table:table-cell>
          <table:table-cell office:value-type="string" calcext:value-type="string">
            <text:p>兩人相約單獨出去玩，不要告訴其他人</text:p>
          </table:table-cell>
          <table:table-cell office:value-type="string" calcext:value-type="string">
            <text:p>互留通訊軟體帳號，分享遊戲心得</text:p>
          </table:table-cell>
          <table:table-cell office:value-type="string" calcext:value-type="string">
            <text:p>互留電子郵件信箱，分享遊戲資訊</text:p>
          </table:table-cell>
          <table:table-cell office:value-type="string" calcext:value-type="string">
            <text:p>在同一個網路聊天室一起聊天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近六成的臺灣民眾曾在網路上結交朋友。請問關於在網路上進行社交活動的敘述，下列何者是「正確」的？</text:p>
          </table:table-cell>
          <table:table-cell office:value-type="string" calcext:value-type="string">
            <text:p>網路上有許多社群存在，讓志同道合的朋友可以加入</text:p>
          </table:table-cell>
          <table:table-cell office:value-type="string" calcext:value-type="string">
            <text:p>透過網路交友，每個人都不需面對面交男女朋友</text:p>
          </table:table-cell>
          <table:table-cell office:value-type="string" calcext:value-type="string">
            <text:p>社交生活都可用網路社交來取代</text:p>
          </table:table-cell>
          <table:table-cell office:value-type="string" calcext:value-type="string">
            <text:p>可以向剛認識的網友吐露心事與隱私資訊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透過網路可以讓我們認識各種國籍、文化和領域的人。請問在與不同文化或生活環境的人相處時，下列何者是「不適當」的行為？</text:p>
          </table:table-cell>
          <table:table-cell office:value-type="string" calcext:value-type="string">
            <text:p>主動介紹自己，但避免告知過多個人資訊</text:p>
          </table:table-cell>
          <table:table-cell office:value-type="string" calcext:value-type="string">
            <text:p>耐心理解對方的文化背景，不妄下批評</text:p>
          </table:table-cell>
          <table:table-cell office:value-type="string" calcext:value-type="string">
            <text:p>向網友提問時，要求網友一定要回答</text:p>
          </table:table-cell>
          <table:table-cell office:value-type="string" calcext:value-type="string">
            <text:p>適時以詼諧幽默的口氣緩和氣氛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社群網站是意見交流的網路平臺，但也常發生濫用的情況。請問下列何者是使用社群網站的正確觀念？</text:p>
          </table:table-cell>
          <table:table-cell office:value-type="string" calcext:value-type="string">
            <text:p>不要在社群網站上張貼個人資訊</text:p>
          </table:table-cell>
          <table:table-cell office:value-type="string" calcext:value-type="string">
            <text:p>在社群網站發言時，應以「少數服從多數」為原則</text:p>
          </table:table-cell>
          <table:table-cell office:value-type="string" calcext:value-type="string">
            <text:p>匿名發言機制讓當事人能暢所欲言，所以真實性更高</text:p>
          </table:table-cell>
          <table:table-cell office:value-type="string" calcext:value-type="string">
            <text:p>網路聊天室的功能就是閒聊哈拉，所以言詞辛辣，或披露他人私事也無妨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網路交友認知</text:p>
          </table:table-cell>
          <table:table-cell office:value-type="string" calcext:value-type="string">
            <text:p>網路交友未必都是壞事，但是要瞭解如何保護自己。請問與網友相約見面時，下列何者是必須要遵守的原則？</text:p>
          </table:table-cell>
          <table:table-cell office:value-type="string" calcext:value-type="string">
            <text:p>絕對不單獨赴約，並且須讓家長知道或陪伴</text:p>
          </table:table-cell>
          <table:table-cell office:value-type="string" calcext:value-type="string">
            <text:p>注意對方長相是否好看</text:p>
          </table:table-cell>
          <table:table-cell office:value-type="string" calcext:value-type="string">
            <text:p>網友提供的食物可以安心食用</text:p>
          </table:table-cell>
          <table:table-cell office:value-type="string" calcext:value-type="string">
            <text:p>約在人越少的地方越好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小愛收到表哥傳來的訊息，請她幫忙去便利商店購買遊戲點數。請問下列小愛的處理方式中何者有誤？</text:p>
          </table:table-cell>
          <table:table-cell office:value-type="string" calcext:value-type="string">
            <text:p>打電話問表哥是否有傳訊息</text:p>
          </table:table-cell>
          <table:table-cell office:value-type="string" calcext:value-type="string">
            <text:p>這是常見的詐騙手法，不需理會</text:p>
          </table:table-cell>
          <table:table-cell office:value-type="string" calcext:value-type="string">
            <text:p>表哥有難一定要幫忙，趕快去便利商店幫他購買遊戲點數</text:p>
          </table:table-cell>
          <table:table-cell office:value-type="string" calcext:value-type="string">
            <text:p>表哥的帳號可能被盜用，通知親朋好友要多加留意此類訊息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收到社群網站寄來的電子郵件時，請問要如何分辨這是否為詐騙的釣魚郵件？</text:p>
          </table:table-cell>
          <table:table-cell office:value-type="string" calcext:value-type="string">
            <text:p>搜尋該網站的相關資訊，查詢是否真有此訊息</text:p>
          </table:table-cell>
          <table:table-cell office:value-type="string" calcext:value-type="string">
            <text:p>確認郵件內容有沒有該網站的標識</text:p>
          </table:table-cell>
          <table:table-cell office:value-type="string" calcext:value-type="string">
            <text:p>立刻點選郵件中的網址，確認是否連到該社群網站</text:p>
          </table:table-cell>
          <table:table-cell office:value-type="string" calcext:value-type="string">
            <text:p>查看寄件人的署名是否為該社群網站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收到銀行寄來的電子郵件，內容是立即更新個人資料可得一萬點紅利點數，請問你應該如何處理？</text:p>
          </table:table-cell>
          <table:table-cell office:value-type="string" calcext:value-type="string">
            <text:p>立即更新個人資料以獲取紅利點數</text:p>
          </table:table-cell>
          <table:table-cell office:value-type="string" calcext:value-type="string">
            <text:p>不要點選郵件中的網址，應搜尋該網站的相關資訊，查詢是否真有此活動</text:p>
          </table:table-cell>
          <table:table-cell office:value-type="string" calcext:value-type="string">
            <text:p>只要確認與該銀行有往來，即表示這封電子郵件沒問題</text:p>
          </table:table-cell>
          <table:table-cell office:value-type="string" calcext:value-type="string">
            <text:p>點選郵件中的連結，只要網頁確實顯示為該銀行，即可放心填寫資料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收到陌生人寄來的電子郵件，主旨為「填資料送NBA夢幻隊簽名球」，請問你應該如何處理？</text:p>
          </table:table-cell>
          <table:table-cell office:value-type="string" calcext:value-type="string">
            <text:p>趕快連到網站填寫資料，以免球都送完了</text:p>
          </table:table-cell>
          <table:table-cell office:value-type="string" calcext:value-type="string">
            <text:p>好東西要與好朋友分享，所以轉寄給其他球迷</text:p>
          </table:table-cell>
          <table:table-cell office:value-type="string" calcext:value-type="string">
            <text:p>填寫所有親朋好友的資料，增加中獎機率</text:p>
          </table:table-cell>
          <table:table-cell office:value-type="string" calcext:value-type="string">
            <text:p>這可能是釣魚網站，不要隨意點選連結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接到疑似是詐騙電話或釣魚郵件時，請問你應該如何處理？</text:p>
          </table:table-cell>
          <table:table-cell office:value-type="string" calcext:value-type="string">
            <text:p>撥打165反詐騙專線求證</text:p>
          </table:table-cell>
          <table:table-cell office:value-type="string" calcext:value-type="string">
            <text:p>依據來電顯示號碼，上網查詢是不是對方所說的單位</text:p>
          </table:table-cell>
          <table:table-cell office:value-type="string" calcext:value-type="string">
            <text:p>回撥對方提供的電話號碼求證</text:p>
          </table:table-cell>
          <table:table-cell office:value-type="string" calcext:value-type="string">
            <text:p>只要不是要求操作ATM，就不用擔心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某書店來電通知陳老師，他於網路訂購的書籍因訂單程序及付款方式有誤，需要透過ATM取消分期付款。請問下列陳老師的處理方式中何者有誤？</text:p>
          </table:table-cell>
          <table:table-cell office:value-type="string" calcext:value-type="string">
            <text:p>打電話與該書店確認</text:p>
          </table:table-cell>
          <table:table-cell office:value-type="string" calcext:value-type="string">
            <text:p>打電話向165反詐騙專線確認是否為詐騙</text:p>
          </table:table-cell>
          <table:table-cell office:value-type="string" calcext:value-type="string">
            <text:p>依照電話指示趕快利用ATM取消分期付款</text:p>
          </table:table-cell>
          <table:table-cell office:value-type="string" calcext:value-type="string">
            <text:p>這已經是詐騙老梗，不需理會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有民眾在拍賣網站以6千元標到市價上萬元的筆電，卻始終收不到貨，才知被詐騙。請問下列針對網拍購物安全的敘述何者有誤？</text:p>
          </table:table-cell>
          <table:table-cell office:value-type="string" calcext:value-type="string">
            <text:p>只要賣家的網站有提供詳細的商品說明，就可以放心向他購買</text:p>
          </table:table-cell>
          <table:table-cell office:value-type="string" calcext:value-type="string">
            <text:p>儘量採貨到付款方式</text:p>
          </table:table-cell>
          <table:table-cell office:value-type="string" calcext:value-type="string">
            <text:p>低於市價太多的商品要小心查證</text:p>
          </table:table-cell>
          <table:table-cell office:value-type="string" calcext:value-type="string">
            <text:p>可撥打反詐騙專線，請教正確評選商家的方式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辨識網路詐騙</text:p>
          </table:table-cell>
          <table:table-cell office:value-type="string" calcext:value-type="string">
            <text:p>一名女子上網求職，卻被詐騙集團騙走「工作保證金」。請問應如何避免類似的詐騙事件？</text:p>
          </table:table-cell>
          <table:table-cell office:value-type="string" calcext:value-type="string">
            <text:p>不要使用網路求職</text:p>
          </table:table-cell>
          <table:table-cell office:value-type="string" calcext:value-type="string">
            <text:p>注意相關新聞，並小心求證該公司的可信度</text:p>
          </table:table-cell>
          <table:table-cell office:value-type="string" calcext:value-type="string">
            <text:p>安裝最好的防毒軟體</text:p>
          </table:table-cell>
          <table:table-cell office:value-type="string" calcext:value-type="string">
            <text:p>不要使用公用電腦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不當內容認知</text:p>
          </table:table-cell>
          <table:table-cell office:value-type="string" calcext:value-type="string">
            <text:p>看到網友所整理、分享某事件的資訊懶人包，請問你應該如何辨識其可信度？</text:p>
          </table:table-cell>
          <table:table-cell office:value-type="string" calcext:value-type="string">
            <text:p>按讚或分享的數量越多，表示其內容必定正確</text:p>
          </table:table-cell>
          <table:table-cell office:value-type="string" calcext:value-type="string">
            <text:p>依據作者的知名程度判斷，知名度越高越真實</text:p>
          </table:table-cell>
          <table:table-cell office:value-type="string" calcext:value-type="string">
            <text:p>內容若是圖文並茂，顯示作者用心整理，值得信任</text:p>
          </table:table-cell>
          <table:table-cell office:value-type="string" calcext:value-type="string">
            <text:p>內容如果僅有單一面向的論述與說法，則要注意是否偏頗失真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不當內容認知</text:p>
          </table:table-cell>
          <table:table-cell office:value-type="string" calcext:value-type="string">
            <text:p>某男子因在網路上轉貼裸露照片而被判拘役55天。在網站上張貼、散布或販售色情與猥褻圖文、影片屬違法的行為。請問下列相關敘述何者有誤？</text:p>
          </table:table-cell>
          <table:table-cell office:value-type="string" calcext:value-type="string">
            <text:p>可能觸犯刑法</text:p>
          </table:table-cell>
          <table:table-cell office:value-type="string" calcext:value-type="string">
            <text:p>可能會被處以二年以下有期徒刑、拘役或科或併科三萬元以下罰金</text:p>
          </table:table-cell>
          <table:table-cell office:value-type="string" calcext:value-type="string">
            <text:p>只是轉貼他人提供的色情圖文或影片，並不會違法</text:p>
          </table:table-cell>
          <table:table-cell office:value-type="string" calcext:value-type="string">
            <text:p>如果散布的是未滿18歲的猥褻圖片或影片，還會被處以更重的刑責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不當內容認知</text:p>
          </table:table-cell>
          <table:table-cell office:value-type="string" calcext:value-type="string">
            <text:p>請問於公開論壇、部落格留言版、社群網站、或用E-mail散布誹謗他人言論，是否違法？</text:p>
          </table:table-cell>
          <table:table-cell office:value-type="string" calcext:value-type="string">
            <text:p>不是，因為公民有言論自由</text:p>
          </table:table-cell>
          <table:table-cell office:value-type="string" calcext:value-type="string">
            <text:p>不是，因為謾罵是在抒發情緒</text:p>
          </table:table-cell>
          <table:table-cell office:value-type="string" calcext:value-type="string">
            <text:p>是的，這樣的行為可能會涉及刑法第310條的誹謗罪</text:p>
          </table:table-cell>
          <table:table-cell office:value-type="string" calcext:value-type="string">
            <text:p>只要以匿名的方式發言，就不必擔心違法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不當內容認知</text:p>
          </table:table-cell>
          <table:table-cell office:value-type="string" calcext:value-type="string">
            <text:p>在網路上看到很多人推薦的「吃檸檬蝦當心砒霜中毒」文章，請問你應該如何反應？</text:p>
          </table:table-cell>
          <table:table-cell office:value-type="string" calcext:value-type="string">
            <text:p>既然有那麼多網友推薦，那可信度一定很高，以後再也不吃檸檬蝦了</text:p>
          </table:table-cell>
          <table:table-cell office:value-type="string" calcext:value-type="string">
            <text:p>上網發布文章，提醒大家拒吃檸檬蝦</text:p>
          </table:table-cell>
          <table:table-cell office:value-type="string" calcext:value-type="string">
            <text:p>馬上轉寄連結給其他親友，提醒大家要注意</text:p>
          </table:table-cell>
          <table:table-cell office:value-type="string" calcext:value-type="string">
            <text:p>可向「衛生福利部食品藥物管理署」求證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不當內容認知</text:p>
          </table:table-cell>
          <table:table-cell office:value-type="string" calcext:value-type="string">
            <text:p>請問遊戲軟體（包含電腦、電視及掌上型遊樂器使用之遊戲軟體）總共分成幾級？</text:p>
          </table:table-cell>
          <table:table-cell office:value-type="string" calcext:value-type="string">
            <text:p>2級（非限制級、限制級）</text:p>
          </table:table-cell>
          <table:table-cell office:value-type="string" calcext:value-type="string">
            <text:p>3級（普遍級、輔導級、限制級）</text:p>
          </table:table-cell>
          <table:table-cell office:value-type="string" calcext:value-type="string">
            <text:p>4級（普遍級、保護級、輔導級、限制級）</text:p>
          </table:table-cell>
          <table:table-cell office:value-type="string" calcext:value-type="string">
            <text:p>5級（普遍級、保護級、輔12級、輔15級、限制級）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不當內容認知</text:p>
          </table:table-cell>
          <table:table-cell office:value-type="string" calcext:value-type="string">
            <text:p>網路拍賣商品五花八門，請問下列哪一項商品可以在網路上販售？</text:p>
          </table:table-cell>
          <table:table-cell office:value-type="string" calcext:value-type="string">
            <text:p>日本最夯的眼藥水</text:p>
          </table:table-cell>
          <table:table-cell office:value-type="string" calcext:value-type="string">
            <text:p>高麗人蔘</text:p>
          </table:table-cell>
          <table:table-cell office:value-type="string" calcext:value-type="string">
            <text:p>OK繃</text:p>
          </table:table-cell>
          <table:table-cell office:value-type="string" calcext:value-type="string">
            <text:p>手工水餃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網路服務平臺安全使用</text:p>
          </table:table-cell>
          <table:table-cell office:value-type="string" calcext:value-type="string">
            <text:p>使用網路銀行時，請問選擇下列哪一組密碼比較安全？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1234</text:p>
          </table:table-cell>
          <table:table-cell office:value-type="string" calcext:value-type="string">
            <text:p>bankbank</text:p>
          </table:table-cell>
          <table:table-cell office:value-type="string" calcext:value-type="string">
            <text:p>1Ba23$nK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網路服務平臺安全使用</text:p>
          </table:table-cell>
          <table:table-cell office:value-type="string" calcext:value-type="string">
            <text:p>使用雲端服務存放個人檔案時，請問下列注意事項何者有誤？</text:p>
          </table:table-cell>
          <table:table-cell office:value-type="string" calcext:value-type="string">
            <text:p>避免將存有個人隱私之檔案存放至雲端服務</text:p>
          </table:table-cell>
          <table:table-cell office:value-type="string" calcext:value-type="string">
            <text:p>雲端服務隨時可取用，所存放之重要資料無需額外備份</text:p>
          </table:table-cell>
          <table:table-cell office:value-type="string" calcext:value-type="string">
            <text:p>應妥善設定相關存取權限</text:p>
          </table:table-cell>
          <table:table-cell office:value-type="string" calcext:value-type="string">
            <text:p>雲端服務帳號密碼應定期變更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網路服務平臺安全使用</text:p>
          </table:table-cell>
          <table:table-cell office:value-type="string" calcext:value-type="string">
            <text:p>使用網路拍賣服務時，應選擇信用好的賣家。請問向下列哪一位賣家購物可能會比較安全？</text:p>
          </table:table-cell>
          <table:table-cell office:value-type="string" calcext:value-type="string">
            <text:p>網拍平臺的新會員，且拍賣高單價商品的賣家</text:p>
          </table:table-cell>
          <table:table-cell office:value-type="string" calcext:value-type="string">
            <text:p>交易評價負面高於正面的賣家</text:p>
          </table:table-cell>
          <table:table-cell office:value-type="string" calcext:value-type="string">
            <text:p>交易次數低於10次的賣家</text:p>
          </table:table-cell>
          <table:table-cell office:value-type="string" calcext:value-type="string">
            <text:p>顧客回購率超過90%的賣家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網路服務平臺安全使用</text:p>
          </table:table-cell>
          <table:table-cell office:value-type="string" calcext:value-type="string">
            <text:p>小敏新申請一個電子郵件信箱，請問她應該如何妥善使用呢？</text:p>
          </table:table-cell>
          <table:table-cell office:value-type="string" calcext:value-type="string">
            <text:p>跟好朋友小雪一起共用電子郵件帳號</text:p>
          </table:table-cell>
          <table:table-cell office:value-type="string" calcext:value-type="string">
            <text:p>定期收信，並開啟垃圾郵件過濾功能</text:p>
          </table:table-cell>
          <table:table-cell office:value-type="string" calcext:value-type="string">
            <text:p>將電子郵件帳號公布在網路上讓網友們知道</text:p>
          </table:table-cell>
          <table:table-cell office:value-type="string" calcext:value-type="string">
            <text:p>偽裝身分寄惡作劇的信給同學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著作權合理使用</text:p>
          </table:table-cell>
          <table:table-cell office:value-type="string" calcext:value-type="string">
            <text:p>網路上流傳的日文旅遊書，芳芳想將它翻譯成中文張貼在自己的部落格。請問芳芳是否需要取得著作權人的同意或授權？</text:p>
          </table:table-cell>
          <table:table-cell office:value-type="string" calcext:value-type="string">
            <text:p>需要，因翻譯屬於改作原著作的行為，除非符合合理使用，否則要經過著作權人的同意或授權</text:p>
          </table:table-cell>
          <table:table-cell office:value-type="string" calcext:value-type="string">
            <text:p>不需要，因為翻譯後的中文版即屬於芳芳個人的著作</text:p>
          </table:table-cell>
          <table:table-cell office:value-type="string" calcext:value-type="string">
            <text:p>如果芳芳只是放在部落格供人瀏覽，不是要拿來賺錢，就一定屬於合理使用，不需取得同意</text:p>
          </table:table-cell>
          <table:table-cell office:value-type="string" calcext:value-type="string">
            <text:p>不需要，因為芳芳是在幫原作者免費做中文宣傳，原作者不會讀寫中文著作，所以不需取得同意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著作權合理使用</text:p>
          </table:table-cell>
          <table:table-cell office:value-type="string" calcext:value-type="string">
            <text:p>透過網路拍賣自己已經使用過的盜版遊戲光碟片，請問這樣的行為是否合法？</text:p>
          </table:table-cell>
          <table:table-cell office:value-type="string" calcext:value-type="string">
            <text:p>因為是二手的，所以不會違法</text:p>
          </table:table-cell>
          <table:table-cell office:value-type="string" calcext:value-type="string">
            <text:p>無論是否為二手商品，販售盜版光碟即是違法</text:p>
          </table:table-cell>
          <table:table-cell office:value-type="string" calcext:value-type="string">
            <text:p>只是偶爾網拍家中不要物品，並非專職賣家，所以拍賣盜版光碟並無違法</text:p>
          </table:table-cell>
          <table:table-cell office:value-type="string" calcext:value-type="string">
            <text:p>用假名在網拍平臺註冊並販售盜版光碟片，就不會有風險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著作權合理使用</text:p>
          </table:table-cell>
          <table:table-cell office:value-type="string" calcext:value-type="string">
            <text:p>請問下列何種行為不屬於著作權「合理使用」的範圍？</text:p>
          </table:table-cell>
          <table:table-cell office:value-type="string" calcext:value-type="string">
            <text:p>下載一篇雜誌文章到電腦中供自己閱讀</text:p>
          </table:table-cell>
          <table:table-cell office:value-type="string" calcext:value-type="string">
            <text:p>蒐集網路上的照片檔案至「我的圖片」資料夾中，提供自己在閒暇之餘欣賞</text:p>
          </table:table-cell>
          <table:table-cell office:value-type="string" calcext:value-type="string">
            <text:p>引用媒體新聞報導中的某一段文字到自己的部落格中，註明來源出處並加以評論</text:p>
          </table:table-cell>
          <table:table-cell office:value-type="string" calcext:value-type="string">
            <text:p>從網路下載整張專輯非合法授權的MP3音樂檔案到電腦中，讓自己在家聆聽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著作權合理使用</text:p>
          </table:table-cell>
          <table:table-cell office:value-type="string" calcext:value-type="string">
            <text:p>請問在自己的部落格上播放音樂，會不會違反著作權法？</text:p>
          </table:table-cell>
          <table:table-cell office:value-type="string" calcext:value-type="string">
            <text:p>只要不提供下載就絕對不會違法</text:p>
          </table:table-cell>
          <table:table-cell office:value-type="string" calcext:value-type="string">
            <text:p>絕對不會違法，因為透過部落格的播放，可以幫唱片公司免費宣傳</text:p>
          </table:table-cell>
          <table:table-cell office:value-type="string" calcext:value-type="string">
            <text:p>如果播放的是有著作權的音樂，且沒有取得著作權人授權就有可能違法</text:p>
          </table:table-cell>
          <table:table-cell office:value-type="string" calcext:value-type="string">
            <text:p>只要不播放完整歌曲就絕對沒有違法的問題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8" meta:object-count="0"/>
    <meta:generator>LibreOffice/5.0.5.2$Windows_x86 LibreOffice_project/55b006a02d247b5f7215fc6ea0fde844b30035b3</meta:generator>
  </office:meta>
</office:document-meta>
</file>